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46in"/>
    </style:style>
    <style:style style:name="co2" style:family="table-column">
      <style:table-column-properties fo:break-before="auto" style:column-width="3.2472in"/>
    </style:style>
    <style:style style:name="co3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220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23b70" style:font-name="Verdana" fo:font-size="10pt" fo:font-weight="bold" style:font-name-asian="Verdana" style:font-size-asian="10pt" style:font-weight-asian="bold" style:font-name-complex="Verdana" style:font-size-complex="5.69999980926514pt" style:font-weight-complex="bold"/>
    </style:style>
    <style:style style:name="T2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5.699999809265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Mouser Part #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table:style-name="ce2" office:value-type="string">
            <text:p>Through Hole Metal Film 1/4watt 2.2KΩ 5%</text:p>
          </table:table-cell>
          <table:table-cell office:value-type="string">
            <text:p>71-CCF072K20JKE36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Through Hole Metal Film 1/4watt 2.2KΩ 5%</text:p>
          </table:table-cell>
          <table:table-cell office:value-type="string">
            <text:p>71-CCF072K20JKE36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table:style-name="ce2" office:value-type="string">
            <text:p>Through Hole Metal Film 1/4watt 2.2KΩ 5%</text:p>
          </table:table-cell>
          <table:table-cell office:value-type="string">
            <text:p>71-CCF072K20JKE36</text:p>
          </table:table-cell>
          <table:table-cell table:number-columns-repeated="2"/>
        </table:table-row>
        <table:table-row table:style-name="ro1">
          <table:table-cell office:value-type="string">
            <text:p>R4</text:p>
          </table:table-cell>
          <table:table-cell table:style-name="ce2" office:value-type="string">
            <text:p>Through Hole Metal Film 1/4watt 2.2KΩ 5%</text:p>
          </table:table-cell>
          <table:table-cell office:value-type="string">
            <text:p>71-CCF072K20JKE36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table:style-name="ce2" office:value-type="string">
            <text:p>Through Hole Metal Film 1/4watt 2.2KΩ 5%</text:p>
          </table:table-cell>
          <table:table-cell office:value-type="string">
            <text:p>71-CCF072K20JKE36</text:p>
          </table:table-cell>
          <table:table-cell table:number-columns-repeated="2"/>
        </table:table-row>
        <table:table-row table:style-name="ro2">
          <table:table-cell office:value-type="string">
            <text:p>BRIGHTNESS</text:p>
          </table:table-cell>
          <table:table-cell table:style-name="ce2" office:value-type="string">
            <text:p>Multi-turn trimmer 5K<text:span text:style-name="T2">Ω 10 %</text:span></text:p>
          </table:table-cell>
          <table:table-cell office:value-type="string">
            <text:p>72-T93YA-5K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0.1uF 50V 5% X7R 0603</text:p>
          </table:table-cell>
          <table:table-cell office:value-type="string">
            <text:p>80-C320C104J5R7301</text:p>
          </table:table-cell>
          <table:table-cell table:number-columns-repeated="2"/>
        </table:table-row>
        <table:table-row table:style-name="ro2">
          <table:table-cell office:value-type="string">
            <text:p>C2</text:p>
          </table:table-cell>
          <table:table-cell office:value-type="string">
            <text:p>0.2F 3.3V Supercap</text:p>
          </table:table-cell>
          <table:table-cell office:value-type="string">
            <text:p>667-EEC-EN0F204B</text:p>
          </table:table-cell>
          <table:table-cell table:number-columns-repeated="2"/>
        </table:table-row>
        <table:table-row table:style-name="ro1">
          <table:table-cell office:value-type="string">
            <text:p>CONF</text:p>
          </table:table-cell>
          <table:table-cell office:value-type="string">
            <text:p>Tactile push button</text:p>
          </table:table-cell>
          <table:table-cell office:value-type="string">
            <text:p>653-B3F-1000</text:p>
          </table:table-cell>
          <table:table-cell table:number-columns-repeated="2"/>
        </table:table-row>
        <table:table-row table:style-name="ro1">
          <table:table-cell office:value-type="string">
            <text:p>D1</text:p>
          </table:table-cell>
          <table:table-cell office:value-type="string">
            <text:p>1N4004 Rectifier</text:p>
          </table:table-cell>
          <table:table-cell office:value-type="string">
            <text:p>512-1N4004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office:value-type="string">
            <text:p>1N4004 Rectifier</text:p>
          </table:table-cell>
          <table:table-cell office:value-type="string">
            <text:p>512-1N4004</text:p>
          </table:table-cell>
          <table:table-cell table:number-columns-repeated="2"/>
        </table:table-row>
        <table:table-row table:style-name="ro1">
          <table:table-cell office:value-type="string">
            <text:p>D3</text:p>
          </table:table-cell>
          <table:table-cell office:value-type="string">
            <text:p>1N4004 Rectifier</text:p>
          </table:table-cell>
          <table:table-cell office:value-type="string">
            <text:p>512-1N4004</text:p>
          </table:table-cell>
          <table:table-cell table:number-columns-repeated="2"/>
        </table:table-row>
        <table:table-row table:style-name="ro1">
          <table:table-cell office:value-type="string">
            <text:p>D4</text:p>
          </table:table-cell>
          <table:table-cell office:value-type="string">
            <text:p>1N4004 Rectifier</text:p>
          </table:table-cell>
          <table:table-cell office:value-type="string">
            <text:p>512-1N4004</text:p>
          </table:table-cell>
          <table:table-cell table:number-columns-repeated="2"/>
        </table:table-row>
        <table:table-row table:style-name="ro1">
          <table:table-cell office:value-type="string">
            <text:p>D5</text:p>
          </table:table-cell>
          <table:table-cell office:value-type="string">
            <text:p>1N4004 Rectifier</text:p>
          </table:table-cell>
          <table:table-cell office:value-type="string">
            <text:p>512-1N4004</text:p>
          </table:table-cell>
          <table:table-cell table:number-columns-repeated="2"/>
        </table:table-row>
        <table:table-row table:style-name="ro2">
          <table:table-cell office:value-type="string">
            <text:p>U1</text:p>
          </table:table-cell>
          <table:table-cell office:value-type="string">
            <text:p>I<text:span text:style-name="T3">2</text:span>C 8 port I/O Expander</text:p>
          </table:table-cell>
          <table:table-cell office:value-type="string">
            <text:p>579-MCP23008-E/P</text:p>
          </table:table-cell>
          <table:table-cell table:number-columns-repeated="2"/>
        </table:table-row>
        <table:table-row table:style-name="ro1">
          <table:table-cell office:value-type="string">
            <text:p>U2</text:p>
          </table:table-cell>
          <table:table-cell office:value-type="string">
            <text:p>RTC with Trickle Charger</text:p>
          </table:table-cell>
          <table:table-cell office:value-type="string">
            <text:p>700-DS1302</text:p>
          </table:table-cell>
          <table:table-cell table:number-columns-repeated="2"/>
        </table:table-row>
        <table:table-row table:style-name="ro1">
          <table:table-cell office:value-type="string">
            <text:p>Y1</text:p>
          </table:table-cell>
          <table:table-cell office:value-type="string">
            <text:p>Crystal 32.768KHz 6pF</text:p>
          </table:table-cell>
          <table:table-cell office:value-type="string">
            <text:p>520-ECS327-6-13-X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55V 51A 24nC 13.5mOhm MOSFET</text:p>
          </table:table-cell>
          <table:table-cell office:value-type="string">
            <text:p>942-IRLZ44ZPBF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55V 51A 24nC 13.5mOhm MOSFET</text:p>
          </table:table-cell>
          <table:table-cell office:value-type="string">
            <text:p>942-IRLZ44ZPBF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55V 51A 24nC 13.5mOhm MOSFET</text:p>
          </table:table-cell>
          <table:table-cell office:value-type="string">
            <text:p>942-IRLZ44ZPBF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55V 51A 24nC 13.5mOhm MOSFET</text:p>
          </table:table-cell>
          <table:table-cell office:value-type="string">
            <text:p>942-IRLZ44ZPBF</text:p>
          </table:table-cell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55V 51A 24nC 13.5mOhm MOSFET</text:p>
          </table:table-cell>
          <table:table-cell office:value-type="string">
            <text:p>942-IRLZ44ZPBF</text:p>
          </table:table-cell>
          <table:table-cell table:number-columns-repeated="2"/>
        </table:table-row>
        <table:table-row table:style-name="ro1">
          <table:table-cell office:value-type="string">
            <text:p>IRRCVR</text:p>
          </table:table-cell>
          <table:table-cell office:value-type="string">
            <text:p>IR Receiver</text:p>
          </table:table-cell>
          <table:table-cell office:value-type="string">
            <text:p>782-TSOP34838</text:p>
          </table:table-cell>
          <table:table-cell table:number-columns-repeated="2"/>
        </table:table-row>
        <table:table-row table:style-name="ro1">
          <table:table-cell office:value-type="string">
            <text:p>HARDWARE:</text:p>
          </table:table-cell>
          <table:table-cell table:number-columns-repeated="4"/>
        </table:table-row>
        <table:table-row table:style-name="ro1">
          <table:table-cell office:value-type="string">
            <text:p>14x</text:p>
          </table:table-cell>
          <table:table-cell office:value-type="string">
            <text:p>Molex Header 2P</text:p>
          </table:table-cell>
          <table:table-cell office:value-type="string">
            <text:p>538-22-23-2021</text:p>
          </table:table-cell>
          <table:table-cell table:number-columns-repeated="2"/>
        </table:table-row>
        <table:table-row table:style-name="ro1">
          <table:table-cell office:value-type="string">
            <text:p>14x</text:p>
          </table:table-cell>
          <table:table-cell office:value-type="string">
            <text:p>Molex Socket 2P</text:p>
          </table:table-cell>
          <table:table-cell office:value-type="string">
            <text:p>538-22-01-3027</text:p>
          </table:table-cell>
          <table:table-cell table:number-columns-repeated="2"/>
        </table:table-row>
        <table:table-row table:style-name="ro1">
          <table:table-cell office:value-type="string">
            <text:p>1x</text:p>
          </table:table-cell>
          <table:table-cell office:value-type="string">
            <text:p>Molex Header 3P</text:p>
          </table:table-cell>
          <table:table-cell office:value-type="string">
            <text:p>538-22-23-2031</text:p>
          </table:table-cell>
          <table:table-cell table:number-columns-repeated="2"/>
        </table:table-row>
        <table:table-row table:style-name="ro1">
          <table:table-cell office:value-type="string">
            <text:p>1x</text:p>
          </table:table-cell>
          <table:table-cell office:value-type="string">
            <text:p>Molex Socket 3P</text:p>
          </table:table-cell>
          <table:table-cell office:value-type="string">
            <text:p>538-22-01-3037</text:p>
          </table:table-cell>
          <table:table-cell table:number-columns-repeated="2"/>
        </table:table-row>
        <table:table-row table:style-name="ro1">
          <table:table-cell office:value-type="string">
            <text:p>100x (cheaper)</text:p>
          </table:table-cell>
          <table:table-cell office:value-type="string">
            <text:p>Molex Crimp Terminal TIN</text:p>
          </table:table-cell>
          <table:table-cell office:value-type="string">
            <text:p>538-08-50-0114</text:p>
          </table:table-cell>
          <table:table-cell table:number-columns-repeated="2"/>
        </table:table-row>
        <table:table-row table:style-name="ro1">
          <table:table-cell office:value-type="string">
            <text:p>JP2</text:p>
          </table:table-cell>
          <table:table-cell office:value-type="string">
            <text:p>4P pin receptacle</text:p>
          </table:table-cell>
          <table:table-cell office:value-type="string">
            <text:p>517-929870-01-04-RA</text:p>
          </table:table-cell>
          <table:table-cell table:number-columns-repeated="2"/>
        </table:table-row>
        <table:table-row table:style-name="ro1">
          <table:table-cell office:value-type="string">
            <text:p>JP3</text:p>
          </table:table-cell>
          <table:table-cell office:value-type="string">
            <text:p>3P pin receptacle</text:p>
          </table:table-cell>
          <table:table-cell office:value-type="string">
            <text:p>517-929870-01-03-RA</text:p>
          </table:table-cell>
          <table:table-cell table:number-columns-repeated="2"/>
        </table:table-row>
        <table:table-row table:style-name="ro1">
          <table:table-cell office:value-type="string">
            <text:p>JP4</text:p>
          </table:table-cell>
          <table:table-cell office:value-type="string">
            <text:p>6P pin receptacle</text:p>
          </table:table-cell>
          <table:table-cell office:value-type="string">
            <text:p>517-929870-01-06-RA</text:p>
          </table:table-cell>
          <table:table-cell table:number-columns-repeated="2"/>
        </table:table-row>
        <table:table-row table:style-name="ro1">
          <table:table-cell office:value-type="string">
            <text:p>JP5</text:p>
          </table:table-cell>
          <table:table-cell office:value-type="string">
            <text:p>2P pin receptacle</text:p>
          </table:table-cell>
          <table:table-cell office:value-type="string">
            <text:p>517-929870-01-02-RA</text:p>
          </table:table-cell>
          <table:table-cell table:number-columns-repeated="2"/>
        </table:table-row>
        <table:table-row table:style-name="ro1">
          <table:table-cell office:value-type="string">
            <text:p>JP10/JP6</text:p>
          </table:table-cell>
          <table:table-cell office:value-type="string">
            <text:p>7P pin receptacle</text:p>
          </table:table-cell>
          <table:table-cell office:value-type="string">
            <text:p>517-929870-01-07-RA</text:p>
          </table:table-cell>
          <table:table-cell table:number-columns-repeated="2"/>
        </table:table-row>
        <table:table-row table:style-name="ro1">
          <table:table-cell office:value-type="string">
            <text:p>JPLCD</text:p>
          </table:table-cell>
          <table:table-cell office:value-type="string">
            <text:p>6P pin receptacle (you need 2 for the LCD)</text:p>
          </table:table-cell>
          <table:table-cell office:value-type="string">
            <text:p>517-929870-01-06-RA</text:p>
          </table:table-cell>
          <table:table-cell table:number-columns-repeated="2"/>
        </table:table-row>
        <table:table-row table:style-name="ro1">
          <table:table-cell office:value-type="string">
            <text:p>LCD</text:p>
          </table:table-cell>
          <table:table-cell office:value-type="string">
            <text:p>20x4 LCD from ModernDevice</text:p>
          </table:table-cell>
          <table:table-cell office:value-type="string">
            <text:p>http://shop.moderndevice.com/products/20x4-blue-lcd</text:p>
          </table:table-cell>
          <table:table-cell table:number-columns-repeated="2"/>
        </table:table-row>
        <table:table-row table:style-name="ro1">
          <table:table-cell office:value-type="string">
            <text:p>RBBB</text:p>
          </table:table-cell>
          <table:table-cell office:value-type="string">
            <text:p>RBBB 5V from ModernDevice</text:p>
          </table:table-cell>
          <table:table-cell office:value-type="string">
            <text:p>http://shop.moderndevice.com/products/rbbb-kit</text:p>
          </table:table-cell>
          <table:table-cell table:number-columns-repeated="2"/>
        </table:table-row>
        <table:table-row table:style-name="ro1">
          <table:table-cell office:value-type="string">
            <text:p>Latest BOM:</text:p>
          </table:table-cell>
          <table:table-cell table:number-columns-repeated="4"/>
        </table:table-row>
        <table:table-row table:style-name="ro3">
          <table:table-cell table:style-name="ce1" office:value-type="string">
            <text:p>Mouser project url: <text:span text:style-name="T1"><text:a xlink:href="http://www.mouser.com:80/ProjectManager/ProjectDetail.aspx?AccessID=1ade37f4b7">http://www.mouser.com:80/ProjectManager/ProjectDetail.aspx?AccessID=1ade37f4b7</text:a></text:span></text:p>
          </table:table-cell>
          <table:table-cell table:number-columns-repeated="4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2/06/2012</text:date>, <text:time>23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6T23:17:08</dc:date>
    <meta:document-statistic meta:table-count="1" meta:cell-count="114" meta:object-count="0"/>
    <meta:generator>LibreOffice/3.4$Unix LibreOffice_project/340m1$Build-203</meta:generator>
  </office:meta>
</office:document-meta>
</file>